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fo:font-style="normal" style:font-style-asian="normal" style:font-style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Example, with start-address given 10/1/0</text:p>
          </table:table-cell>
          <table:table-cell table:number-columns-repeated="5"/>
        </table:table-row>
        <table:table-row table:style-name="ro2">
          <table:table-cell table:style-name="ce2" office:value-type="string">
            <text:p>For 6 Zones per controller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WO</text:p>
          </table:table-cell>
          <table:table-cell office:value-type="string">
            <text:p>Write-out to KNX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</text:p>
          </table:table-cell>
          <table:table-cell office:value-type="string">
            <text:p>Read-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S</text:p>
          </table:table-cell>
          <table:table-cell office:value-type="string">
            <text:p>Read-only/Sends by change (Status-GA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3" office:value-type="string">
            <text:p>0-9: System/controller-wide</text:p>
          </table:table-cell>
          <table:table-cell table:number-columns-repeated="5"/>
        </table:table-row>
        <table:table-row table:style-name="ro3">
          <table:table-cell table:style-name="ce4" office:value-type="string">
            <text:p>10/1/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Power on/off all zones*1</text:p>
          </table:table-cell>
          <table:table-cell/>
        </table:table-row>
        <table:table-row table:style-name="ro3">
          <table:table-cell table:style-name="ce4" office:value-type="string">
            <text:p>10/1/2</text:p>
          </table:table-cell>
          <table:table-cell office:value-type="string">
            <text:p>WO</text:p>
          </table:table-cell>
          <table:table-cell table:number-columns-repeated="2"/>
          <table:table-cell table:style-name="ce7" office:value-type="string">
            <text:p>Actuator powering the controllers*2 (not yet)</text:p>
          </table:table-cell>
          <table:table-cell/>
        </table:table-row>
        <table:table-row table:style-name="ro3">
          <table:table-cell table:style-name="ce4" office:value-type="string">
            <text:p>10/1/3</text:p>
          </table:table-cell>
          <table:table-cell office:value-type="string">
            <text:p>W</text:p>
          </table:table-cell>
          <table:table-cell table:number-columns-repeated="2"/>
          <table:table-cell table:style-name="ce7" office:value-type="string">
            <text:p>Source select 0-5 DPT5.010 (0-255)</text:p>
          </table:table-cell>
          <table:table-cell/>
        </table:table-row>
        <table:table-row table:style-name="ro3">
          <table:table-cell office:value-type="string">
            <text:p>10/1/6 R 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ower-state of all zones – 1 if any is on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/>
        </table:table-row>
        <table:table-row table:style-name="ro3">
          <table:table-cell table:number-columns-repeated="3"/>
          <table:table-cell table:style-name="ce6" office:value-type="string">
            <text:p>Zone</text:p>
          </table:table-cell>
          <table:table-cell table:number-columns-repeated="2"/>
        </table:table-row>
        <table:table-row table:style-name="ro3">
          <table:table-cell table:style-name="ce5"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2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4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4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5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5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5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5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5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5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5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5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5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6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6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6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6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6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7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7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7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7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7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7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7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7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7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7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8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0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10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10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0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0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2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2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4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14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14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4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6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6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8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18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18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8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8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1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1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1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1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1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1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1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1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0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2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2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2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2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2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2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2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2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3">
          <table:table-cell table:style-name="ce5" office:value-type="string">
            <text:p>10/1/2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3">
          <table:table-cell table:style-name="ce5" office:value-type="string">
            <text:p>10/1/2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22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2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5" office:value-type="string">
            <text:p>10/1/2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3">
          <table:table-cell table:style-name="ce5" office:value-type="string">
            <text:p>10/1/2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2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3">
          <table:table-cell table:style-name="ce5" office:value-type="string">
            <text:p>10/1/2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3">
          <table:table-cell table:style-name="ce5" office:value-type="string">
            <text:p>10/1/2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3">
          <table:table-cell table:style-name="ce5" office:value-type="string">
            <text:p>10/1/2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3">
          <table:table-cell table:style-name="ce5" office:value-type="string">
            <text:p>10/1/2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3">
          <table:table-cell table:style-name="ce5" office:value-type="string">
            <text:p>10/1/2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4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1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2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office:value-type="string">
            <text:p>….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2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3">
          <table:table-cell table:style-name="ce6" office:value-type="string">
            <text:p>…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3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13">
            <text:p>13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3">
          <table:table-cell table:style-name="ce6" office:value-type="string">
            <text:p>…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6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31">
            <text:p>3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>
          <table:table-cell table:style-name="ce6" office:value-type="string">
            <text:p>…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6/2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36">
            <text:p>3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3" table:number-rows-repeated="104830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8Zo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Example, with start-address given 10/1/0</text:p>
          </table:table-cell>
          <table:table-cell table:number-columns-repeated="5"/>
        </table:table-row>
        <table:table-row table:style-name="ro2">
          <table:table-cell table:style-name="ce2" office:value-type="string">
            <text:p>For 8 Zones per controller</text:p>
          </table:table-cell>
          <table:table-cell table:number-columns-repeated="5"/>
        </table:table-row>
        <table:table-row table:style-name="ro3">
          <table:table-cell table:style-name="ce8"/>
          <table:table-cell table:number-columns-repeated="5"/>
        </table:table-row>
        <table:table-row table:style-name="ro3">
          <table:table-cell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WO</text:p>
          </table:table-cell>
          <table:table-cell office:value-type="string">
            <text:p>Write-out to KNX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</text:p>
          </table:table-cell>
          <table:table-cell office:value-type="string">
            <text:p>Read-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S</text:p>
          </table:table-cell>
          <table:table-cell office:value-type="string">
            <text:p>Read-only/Sends by change (Status-GA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3" office:value-type="string">
            <text:p>0-9: System/controller-wide</text:p>
          </table:table-cell>
          <table:table-cell table:number-columns-repeated="5"/>
        </table:table-row>
        <table:table-row table:style-name="ro3">
          <table:table-cell table:style-name="ce4" office:value-type="string">
            <text:p>10/1/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Power on/off all zones*1</text:p>
          </table:table-cell>
          <table:table-cell/>
        </table:table-row>
        <table:table-row table:style-name="ro3">
          <table:table-cell table:style-name="ce4" office:value-type="string">
            <text:p>10/1/2</text:p>
          </table:table-cell>
          <table:table-cell office:value-type="string">
            <text:p>WO</text:p>
          </table:table-cell>
          <table:table-cell table:number-columns-repeated="2"/>
          <table:table-cell table:style-name="ce7" office:value-type="string">
            <text:p>Actuator powering the controllers*2 (not yet)</text:p>
          </table:table-cell>
          <table:table-cell/>
        </table:table-row>
        <table:table-row table:style-name="ro3">
          <table:table-cell table:style-name="ce4" office:value-type="string">
            <text:p>10/1/3</text:p>
          </table:table-cell>
          <table:table-cell office:value-type="string">
            <text:p>W</text:p>
          </table:table-cell>
          <table:table-cell table:number-columns-repeated="2"/>
          <table:table-cell table:style-name="ce7" office:value-type="string">
            <text:p>Source select 0-5 DPT5.010 (0-255)</text:p>
          </table:table-cell>
          <table:table-cell/>
        </table:table-row>
        <table:table-row table:style-name="ro3">
          <table:table-cell office:value-type="string">
            <text:p>10/1/6 R 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ower-state of all zones – 1 if any is on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/>
        </table:table-row>
        <table:table-row table:style-name="ro3">
          <table:table-cell table:number-columns-repeated="3"/>
          <table:table-cell table:style-name="ce6" office:value-type="string">
            <text:p>Zone</text:p>
          </table:table-cell>
          <table:table-cell table:number-columns-repeated="2"/>
        </table:table-row>
        <table:table-row table:style-name="ro2">
          <table:table-cell table:style-name="ce5"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2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4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4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4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4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4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4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4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4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4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4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5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5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5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5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5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6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6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6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6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6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6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6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6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6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6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8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8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8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8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8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0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0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0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0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0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0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0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0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0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0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1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11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11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1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1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12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2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2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2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2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2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2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2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2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2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4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14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14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4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4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6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6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6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6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6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6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6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6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6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6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7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17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17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17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17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18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8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8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8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8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8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8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8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8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8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1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1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1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1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1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1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1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1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0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20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20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20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0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2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2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2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2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2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2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7">
            <text:p>7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2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7">
            <text:p>7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2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22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22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2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2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2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22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22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22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22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3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src setCMD (not yet)</text:p>
          </table:table-cell>
          <table:table-cell/>
        </table:table-row>
        <table:table-row table:style-name="ro2">
          <table:table-cell table:style-name="ce5" office:value-type="string">
            <text:p>10/1/23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src keypadCMD (not yet)</text:p>
          </table:table-cell>
          <table:table-cell/>
        </table:table-row>
        <table:table-row table:style-name="ro2">
          <table:table-cell table:style-name="ce5" office:value-type="string">
            <text:p>10/1/23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3">
          <table:table-cell table:style-name="ce5" office:value-type="string">
            <text:p>10/1/233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4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6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7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8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1/239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ce5" office:value-type="string">
            <text:p>10/1/24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2">
          <table:table-cell table:style-name="ce5" office:value-type="string">
            <text:p>10/1/24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2">
          <table:table-cell table:style-name="ce5" office:value-type="string">
            <text:p>10/1/24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2">
          <table:table-cell table:style-name="ce5" office:value-type="string">
            <text:p>10/1/24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4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2">
          <table:table-cell table:style-name="ce5" office:value-type="string">
            <text:p>10/1/24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2">
          <table:table-cell table:style-name="ce5" office:value-type="string">
            <text:p>10/1/24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2">
          <table:table-cell table:style-name="ce5" office:value-type="string">
            <text:p>10/1/24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2">
          <table:table-cell table:style-name="ce5" office:value-type="string">
            <text:p>10/1/24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table:style-name="ce6" office:value-type="float" office:value="8">
            <text:p>8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2">
          <table:table-cell table:style-name="ce5" office:value-type="string">
            <text:p>10/1/24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table:style-name="ce6" office:value-type="float" office:value="8">
            <text:p>8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3">
          <table:table-cell table:style-name="ce5" office:value-type="string">
            <text:p>10/1/25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6" office:value-type="string">
            <text:p>….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2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9">
            <text:p>9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3">
          <table:table-cell table:style-name="ce6" office:value-type="string">
            <text:p>…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 office:value-type="string">
            <text:p>10/3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table:style-name="ce6" office:value-type="float" office:value="17">
            <text:p>1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3 Zone #1</text:p>
          </table:table-cell>
        </table:table-row>
        <table:table-row table:style-name="ro3">
          <table:table-cell table:style-name="ce6" office:value-type="string">
            <text:p>…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/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6"/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style-name="ce5"/>
          <table:table-cell table:number-columns-repeated="2"/>
          <table:table-cell table:style-name="ce6"/>
          <table:table-cell table:number-columns-repeated="2"/>
        </table:table-row>
        <table:table-row table:style-name="ro3" table:number-rows-repeated="104830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8Zones.E1:8Zon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5:20:53</meta:creation-date>
    <meta:editing-duration>P2DT8H7M57S</meta:editing-duration>
    <meta:editing-cycles>22</meta:editing-cycles>
    <meta:generator>LibreOffice/3.5$Linux_x86 LibreOffice_project/350m1$Build-2</meta:generator>
    <meta:initial-creator>Michael Markstaller</meta:initial-creator>
    <dc:date>2013-02-11T11:37:32</dc:date>
    <dc:creator>Michael Markstaller</dc:creator>
    <meta:document-statistic meta:table-count="4" meta:cell-count="1866" meta:object-count="0"/>
  </office:meta>
</office:document-meta>
</file>